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o1" style:family="table-column">
      <style:table-column-properties fo:break-before="auto" style:column-width="0.899583333333333cm" style:use-optimal-column-width="true"/>
    </style:style>
    <style:style style:name="co2" style:family="table-column">
      <style:table-column-properties fo:break-before="auto" style:column-width="2.11666666666667cm"/>
    </style:style>
    <style:style style:name="co3" style:family="table-column">
      <style:table-column-properties fo:break-before="auto" style:column-width="11.2447916666667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895833333333cm"/>
    </style:style>
    <style:style style:name="co8" style:family="table-column">
      <style:table-column-properties fo:break-before="auto" style:column-width="2.16958333333333cm"/>
    </style:style>
    <style:style style:name="co9" style:family="table-column">
      <style:table-column-properties fo:break-before="auto" style:column-width="2.143125cm"/>
    </style:style>
    <style:style style:name="co10" style:family="table-column">
      <style:table-column-properties fo:break-before="auto" style:column-width="2.27541666666667cm"/>
    </style:style>
    <style:style style:name="co11" style:family="table-column">
      <style:table-column-properties fo:break-before="auto" style:column-width="2.98979166666667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4229166666667cm"/>
    </style:style>
    <style:style style:name="co15" style:family="table-column">
      <style:table-column-properties fo:break-before="auto" style:column-width="3.28083333333333cm"/>
    </style:style>
    <style:style style:name="co16" style:family="table-column">
      <style:table-column-properties fo:break-before="auto" style:column-width="2.35479166666667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6645833333333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60625cm"/>
    </style:style>
    <style:style style:name="co22" style:family="table-column">
      <style:table-column-properties fo:break-before="auto" style:column-width="2.67229166666667cm"/>
    </style:style>
    <style:style style:name="co23" style:family="table-column">
      <style:table-column-properties fo:break-before="auto" style:column-width="2.03729166666667cm"/>
    </style:style>
    <style:style style:name="co24" style:family="table-column">
      <style:table-column-properties fo:break-before="auto" style:column-width="1.79916666666667cm"/>
    </style:style>
    <style:style style:name="ro1" style:family="table-row">
      <style:table-row-properties style:row-height="84.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ctober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300" table:style-name="ce5">
            <text:p>300</text:p>
          </table:table-cell>
          <table:table-cell office:value-type="float" office:value="285.44676000000004" table:style-name="ce5">
            <text:p>285</text:p>
          </table:table-cell>
          <table:table-cell office:value-type="float" office:value="741" table:style-name="ce5">
            <text:p>741</text:p>
          </table:table-cell>
          <table:table-cell office:value-type="float" office:value="714.72552000000007" table:style-name="ce5">
            <text:p>715</text:p>
          </table:table-cell>
          <table:table-cell office:value-type="float" office:value="4282" table:style-name="ce5">
            <text:p>4,282</text:p>
          </table:table-cell>
          <table:table-cell office:value-type="float" office:value="4164.2994799999979" table:style-name="ce5">
            <text:p>4,164</text:p>
          </table:table-cell>
          <table:table-cell office:value-type="float" office:value="2799" table:style-name="ce5">
            <text:p>2,799</text:p>
          </table:table-cell>
          <table:table-cell office:value-type="float" office:value="2738.7218099999996" table:style-name="ce5">
            <text:p>2,739</text:p>
          </table:table-cell>
          <table:table-cell office:value-type="float" office:value="181" table:style-name="ce5">
            <text:p>181</text:p>
          </table:table-cell>
          <table:table-cell office:value-type="float" office:value="176.44839999999999" table:style-name="ce5">
            <text:p>176</text:p>
          </table:table-cell>
          <table:table-cell office:value-type="float" office:value="28" table:style-name="ce5">
            <text:p>28</text:p>
          </table:table-cell>
          <table:table-cell office:value-type="float" office:value="26.35811" table:style-name="ce5">
            <text:p>26</text:p>
          </table:table-cell>
          <table:table-cell office:value-type="float" office:value="8331" table:style-name="ce5">
            <text:p>8,331</text:p>
          </table:table-cell>
          <table:table-cell office:value-type="float" office:value="8106.000079999998" table:style-name="ce5">
            <text:p>8,106</text:p>
          </table:table-cell>
          <table:table-cell office:value-type="string" table:style-name="ce6">
            <text:p>-</text:p>
          </table:table-cell>
          <table:table-cell office:value-type="float" office:value="39.745668677959841" table:style-name="ce5">
            <text:p>40</text:p>
          </table:table-cell>
          <table:table-cell office:value-type="string" table:style-name="ce6">
            <text:p>-</text:p>
          </table:table-cell>
          <table:table-cell office:value-type="float" office:value="293.98500000000001" table:style-name="ce5">
            <text:p>294</text:p>
          </table:table-cell>
          <table:table-cell office:value-type="string" table:style-name="ce6">
            <text:p>-</text:p>
          </table:table-cell>
          <table:table-cell office:value-type="float" office:value="1.1000000000000001" table:style-name="ce5">
            <text:p>1</text:p>
          </table:table-cell>
          <table:table-cell office:value-type="string" table:style-name="ce6">
            <text:p>-</text:p>
          </table:table-cell>
          <table:table-cell office:value-type="float" office:value="334.83066867795986" table:style-name="ce5">
            <text:p>335</text:p>
          </table:table-cell>
          <table:table-cell office:value-type="string" table:style-name="ce6">
            <text:p>-</text:p>
          </table:table-cell>
          <table:table-cell office:value-type="string" table:style-name="ce6">
            <text:p>-</text:p>
          </table:table-cell>
          <table:table-cell office:value-type="float" office:value="8440.8307486779577" table:style-name="ce5">
            <text:p>8,441</text:p>
          </table:table-cell>
          <table:table-cell office:value-type="float" office:value="33414751.320000015" table:style-name="ce5">
            <text:p>33,414,751</text:p>
          </table:table-cell>
          <table:table-cell office:value-type="float" office:value="1205386.24" table:style-name="ce5">
            <text:p>1,205,386</text:p>
          </table:table-cell>
          <table:table-cell office:value-type="float" office:value="464246.43000000005" table:style-name="ce5">
            <text:p>464,246</text:p>
          </table:table-cell>
          <table:table-cell office:value-type="float" office:value="139693.54999999999" table:style-name="ce5">
            <text:p>139,694</text:p>
          </table:table-cell>
          <table:table-cell office:value-type="float" office:value="10082433.950000003" table:style-name="ce5">
            <text:p>10,082,434</text:p>
          </table:table-cell>
          <table:table-cell office:value-type="float" office:value="4930039.67" table:style-name="ce5">
            <text:p>4,930,040</text:p>
          </table:table-cell>
          <table:table-cell office:value-type="float" office:value="50236551.160000019" table:style-name="ce5">
            <text:p>50,236,551</text:p>
          </table:table-cell>
          <table:table-cell office:value-type="float" office:value="4672315.6600000011" table:style-name="ce7">
            <text:p>4,672,316</text:p>
          </table:table-cell>
          <table:table-cell office:value-type="float" office:value="-863492.04" table:style-name="ce7">
            <text:p>-863,492</text:p>
          </table:table-cell>
          <table:table-cell office:value-type="float" office:value="3808823.620000001" table:style-name="ce7">
            <text:p>3,808,824</text:p>
          </table:table-cell>
          <table:table-cell office:value-type="float" office:value="54045374.780000016" table:style-name="ce7">
            <text:p>54,045,375</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22" table:style-name="ce5">
            <text:p>122</text:p>
          </table:table-cell>
          <table:table-cell office:value-type="float" office:value="108.80410000000001" table:style-name="ce5">
            <text:p>109</text:p>
          </table:table-cell>
          <table:table-cell office:value-type="float" office:value="107" table:style-name="ce5">
            <text:p>107</text:p>
          </table:table-cell>
          <table:table-cell office:value-type="float" office:value="98.85351" table:style-name="ce5">
            <text:p>99</text:p>
          </table:table-cell>
          <table:table-cell office:value-type="float" office:value="110" table:style-name="ce5">
            <text:p>110</text:p>
          </table:table-cell>
          <table:table-cell office:value-type="float" office:value="105.07838000000001" table:style-name="ce5">
            <text:p>105</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51" table:style-name="ce5">
            <text:p>351</text:p>
          </table:table-cell>
          <table:table-cell office:value-type="float" office:value="323.53327999999999" table:style-name="ce5">
            <text:p>324</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string" table:style-name="ce6">
            <text:p>-</text:p>
          </table:table-cell>
          <table:table-cell office:value-type="float" office:value="323.53327999999999" table:style-name="ce5">
            <text:p>324</text:p>
          </table:table-cell>
          <table:table-cell office:value-type="float" office:value="857799.61" table:style-name="ce5">
            <text:p>857,800</text:p>
          </table:table-cell>
          <table:table-cell office:value-type="float" office:value="5489.6100000000006" table:style-name="ce5">
            <text:p>5,490</text:p>
          </table:table-cell>
          <table:table-cell office:value-type="float" office:value="0" table:style-name="ce5">
            <text:p>0</text:p>
          </table:table-cell>
          <table:table-cell office:value-type="float" office:value="13339.11" table:style-name="ce5">
            <text:p>13,339</text:p>
          </table:table-cell>
          <table:table-cell office:value-type="float" office:value="251960.37000000005" table:style-name="ce5">
            <text:p>251,960</text:p>
          </table:table-cell>
          <table:table-cell office:value-type="float" office:value="109290.79" table:style-name="ce5">
            <text:p>109,291</text:p>
          </table:table-cell>
          <table:table-cell office:value-type="float" office:value="1237879.49" table:style-name="ce5">
            <text:p>1,237,87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37879.49" table:style-name="ce7">
            <text:p>1,237,879</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53" table:style-name="ce5">
            <text:p>9,053</text:p>
          </table:table-cell>
          <table:table-cell office:value-type="float" office:value="7873.8515800001096" table:style-name="ce5">
            <text:p>7,874</text:p>
          </table:table-cell>
          <table:table-cell office:value-type="float" office:value="2840" table:style-name="ce5">
            <text:p>2,840</text:p>
          </table:table-cell>
          <table:table-cell office:value-type="float" office:value="2674.8896599999939" table:style-name="ce5">
            <text:p>2,675</text:p>
          </table:table-cell>
          <table:table-cell office:value-type="float" office:value="3199" table:style-name="ce5">
            <text:p>3,199</text:p>
          </table:table-cell>
          <table:table-cell office:value-type="float" office:value="3034.6213899999921" table:style-name="ce5">
            <text:p>3,035</text:p>
          </table:table-cell>
          <table:table-cell office:value-type="float" office:value="878" table:style-name="ce5">
            <text:p>878</text:p>
          </table:table-cell>
          <table:table-cell office:value-type="float" office:value="853.60998000000018" table:style-name="ce5">
            <text:p>854</text:p>
          </table:table-cell>
          <table:table-cell office:value-type="float" office:value="63" table:style-name="ce5">
            <text:p>63</text:p>
          </table:table-cell>
          <table:table-cell office:value-type="float" office:value="62.9" table:style-name="ce5">
            <text:p>63</text:p>
          </table:table-cell>
          <table:table-cell office:value-type="float" office:value="1" table:style-name="ce5">
            <text:p>1</text:p>
          </table:table-cell>
          <table:table-cell office:value-type="float" office:value="1" table:style-name="ce5">
            <text:p>1</text:p>
          </table:table-cell>
          <table:table-cell office:value-type="float" office:value="16034" table:style-name="ce5">
            <text:p>16,034</text:p>
          </table:table-cell>
          <table:table-cell office:value-type="float" office:value="14500.872610000095" table:style-name="ce5">
            <text:p>14,501</text:p>
          </table:table-cell>
          <table:table-cell office:value-type="string" table:style-name="ce6">
            <text:p>-</text:p>
          </table:table-cell>
          <table:table-cell office:value-type="float" office:value="1883.6" table:style-name="ce5">
            <text:p>1,884</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883.6" table:style-name="ce5">
            <text:p>1,884</text:p>
          </table:table-cell>
          <table:table-cell office:value-type="string" table:style-name="ce6">
            <text:p>-</text:p>
          </table:table-cell>
          <table:table-cell office:value-type="string" table:style-name="ce6">
            <text:p>-</text:p>
          </table:table-cell>
          <table:table-cell office:value-type="float" office:value="16384.472610000095" table:style-name="ce5">
            <text:p>16,384</text:p>
          </table:table-cell>
          <table:table-cell office:value-type="float" office:value="39763438.230000004" table:style-name="ce5">
            <text:p>39,763,438</text:p>
          </table:table-cell>
          <table:table-cell office:value-type="float" office:value="667200.84000000008" table:style-name="ce5">
            <text:p>667,201</text:p>
          </table:table-cell>
          <table:table-cell office:value-type="float" office:value="546047" table:style-name="ce5">
            <text:p>546,047</text:p>
          </table:table-cell>
          <table:table-cell office:value-type="float" office:value="781241.94000000018" table:style-name="ce5">
            <text:p>781,242</text:p>
          </table:table-cell>
          <table:table-cell office:value-type="float" office:value="11581267.619999999" table:style-name="ce5">
            <text:p>11,581,268</text:p>
          </table:table-cell>
          <table:table-cell office:value-type="float" office:value="5429273.8000000007" table:style-name="ce5">
            <text:p>5,429,274</text:p>
          </table:table-cell>
          <table:table-cell office:value-type="float" office:value="58768469.430000007" table:style-name="ce5">
            <text:p>58,768,469</text:p>
          </table:table-cell>
          <table:table-cell office:value-type="float" office:value="8928166.7700000014" table:style-name="ce7">
            <text:p>8,928,167</text:p>
          </table:table-cell>
          <table:table-cell office:value-type="float" office:value="120801" table:style-name="ce7">
            <text:p>120,801</text:p>
          </table:table-cell>
          <table:table-cell office:value-type="float" office:value="9048967.7700000014" table:style-name="ce7">
            <text:p>9,048,968</text:p>
          </table:table-cell>
          <table:table-cell office:value-type="float" office:value="67817437.200000003" table:style-name="ce7">
            <text:p>67,817,437</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497" table:style-name="ce5">
            <text:p>497</text:p>
          </table:table-cell>
          <table:table-cell office:value-type="float" office:value="445.46163000000018" table:style-name="ce5">
            <text:p>445</text:p>
          </table:table-cell>
          <table:table-cell office:value-type="float" office:value="392" table:style-name="ce5">
            <text:p>392</text:p>
          </table:table-cell>
          <table:table-cell office:value-type="float" office:value="361.54115000000002" table:style-name="ce5">
            <text:p>362</text:p>
          </table:table-cell>
          <table:table-cell office:value-type="float" office:value="367" table:style-name="ce5">
            <text:p>367</text:p>
          </table:table-cell>
          <table:table-cell office:value-type="float" office:value="350.91788000000014" table:style-name="ce5">
            <text:p>351</text:p>
          </table:table-cell>
          <table:table-cell office:value-type="float" office:value="93" table:style-name="ce5">
            <text:p>93</text:p>
          </table:table-cell>
          <table:table-cell office:value-type="float" office:value="92.054060000000007" table:style-name="ce5">
            <text:p>92</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59" table:style-name="ce5">
            <text:p>1,359</text:p>
          </table:table-cell>
          <table:table-cell office:value-type="float" office:value="1259.2900400000003" table:style-name="ce5">
            <text:p>1,259</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string" table:style-name="ce6">
            <text:p>-</text:p>
          </table:table-cell>
          <table:table-cell office:value-type="float" office:value="1262.2900400000003" table:style-name="ce5">
            <text:p>1,262</text:p>
          </table:table-cell>
          <table:table-cell office:value-type="float" office:value="4026780.59" table:style-name="ce5">
            <text:p>4,026,781</text:p>
          </table:table-cell>
          <table:table-cell office:value-type="float" office:value="21394.760000000002" table:style-name="ce5">
            <text:p>21,395</text:p>
          </table:table-cell>
          <table:table-cell office:value-type="float" office:value="105620.31" table:style-name="ce5">
            <text:p>105,620</text:p>
          </table:table-cell>
          <table:table-cell office:value-type="float" office:value="89206.23000000001" table:style-name="ce5">
            <text:p>89,206</text:p>
          </table:table-cell>
          <table:table-cell office:value-type="float" office:value="953802.79" table:style-name="ce5">
            <text:p>953,803</text:p>
          </table:table-cell>
          <table:table-cell office:value-type="float" office:value="460292.88999999996" table:style-name="ce5">
            <text:p>460,293</text:p>
          </table:table-cell>
          <table:table-cell office:value-type="float" office:value="5657097.5699999994" table:style-name="ce5">
            <text:p>5,657,09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657097.5699999994" table:style-name="ce7">
            <text:p>5,657,098</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9016" table:style-name="ce5">
            <text:p>29,016</text:p>
          </table:table-cell>
          <table:table-cell office:value-type="float" office:value="27300.637490000099" table:style-name="ce5">
            <text:p>27,301</text:p>
          </table:table-cell>
          <table:table-cell office:value-type="float" office:value="7646" table:style-name="ce5">
            <text:p>7,646</text:p>
          </table:table-cell>
          <table:table-cell office:value-type="float" office:value="7275.5429700000595" table:style-name="ce5">
            <text:p>7,276</text:p>
          </table:table-cell>
          <table:table-cell office:value-type="float" office:value="7871" table:style-name="ce5">
            <text:p>7,871</text:p>
          </table:table-cell>
          <table:table-cell office:value-type="float" office:value="7493.6311100000257" table:style-name="ce5">
            <text:p>7,494</text:p>
          </table:table-cell>
          <table:table-cell office:value-type="float" office:value="952" table:style-name="ce5">
            <text:p>952</text:p>
          </table:table-cell>
          <table:table-cell office:value-type="float" office:value="932.40033000000005" table:style-name="ce5">
            <text:p>932</text:p>
          </table:table-cell>
          <table:table-cell office:value-type="float" office:value="53" table:style-name="ce5">
            <text:p>53</text:p>
          </table:table-cell>
          <table:table-cell office:value-type="float" office:value="51.675669999999997" table:style-name="ce5">
            <text:p>52</text:p>
          </table:table-cell>
          <table:table-cell office:value-type="float" office:value="23080" table:style-name="ce5">
            <text:p>23,080</text:p>
          </table:table-cell>
          <table:table-cell office:value-type="float" office:value="21442.647659999959" table:style-name="ce5">
            <text:p>21,443</text:p>
          </table:table-cell>
          <table:table-cell office:value-type="float" office:value="68618" table:style-name="ce5">
            <text:p>68,618</text:p>
          </table:table-cell>
          <table:table-cell office:value-type="float" office:value="64496.535230000132" table:style-name="ce5">
            <text:p>64,497</text:p>
          </table:table-cell>
          <table:table-cell office:value-type="string" table:style-name="ce6">
            <text:p>-</text:p>
          </table:table-cell>
          <table:table-cell office:value-type="float" office:value="864.98708966383845" table:style-name="ce5">
            <text:p>865</text:p>
          </table:table-cell>
          <table:table-cell office:value-type="string" table:style-name="ce6">
            <text:p>-</text:p>
          </table:table-cell>
          <table:table-cell office:value-type="float" office:value="182.67671820781527" table:style-name="ce5">
            <text:p>18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047.6638078716537" table:style-name="ce5">
            <text:p>1,048</text:p>
          </table:table-cell>
          <table:table-cell office:value-type="string" table:style-name="ce6">
            <text:p>-</text:p>
          </table:table-cell>
          <table:table-cell office:value-type="string" table:style-name="ce6">
            <text:p>-</text:p>
          </table:table-cell>
          <table:table-cell office:value-type="float" office:value="65544.199037871789" table:style-name="ce5">
            <text:p>65,544</text:p>
          </table:table-cell>
          <table:table-cell office:value-type="float" office:value="177935343.16000003" table:style-name="ce5">
            <text:p>177,935,343</text:p>
          </table:table-cell>
          <table:table-cell office:value-type="float" office:value="24184288.980000004" table:style-name="ce5">
            <text:p>24,184,289</text:p>
          </table:table-cell>
          <table:table-cell office:value-type="float" office:value="866041.55999999994" table:style-name="ce5">
            <text:p>866,042</text:p>
          </table:table-cell>
          <table:table-cell office:value-type="float" office:value="10933286.739999998" table:style-name="ce5">
            <text:p>10,933,287</text:p>
          </table:table-cell>
          <table:table-cell office:value-type="float" office:value="58038109.280000016" table:style-name="ce5">
            <text:p>58,038,109</text:p>
          </table:table-cell>
          <table:table-cell office:value-type="float" office:value="29539097.829999998" table:style-name="ce5">
            <text:p>29,539,098</text:p>
          </table:table-cell>
          <table:table-cell office:value-type="float" office:value="301496167.55000007" table:style-name="ce5">
            <text:p>301,496,168</text:p>
          </table:table-cell>
          <table:table-cell office:value-type="float" office:value="5366748.05" table:style-name="ce7">
            <text:p>5,366,748</text:p>
          </table:table-cell>
          <table:table-cell office:value-type="float" office:value="285679.8" table:style-name="ce7">
            <text:p>285,680</text:p>
          </table:table-cell>
          <table:table-cell office:value-type="float" office:value="5652427.8499999996" table:style-name="ce7">
            <text:p>5,652,428</text:p>
          </table:table-cell>
          <table:table-cell office:value-type="float" office:value="307148595.4000001" table:style-name="ce7">
            <text:p>307,148,595</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089" table:style-name="ce5">
            <text:p>1,089</text:p>
          </table:table-cell>
          <table:table-cell office:value-type="float" office:value="980.29089999999735" table:style-name="ce5">
            <text:p>980</text:p>
          </table:table-cell>
          <table:table-cell office:value-type="float" office:value="485" table:style-name="ce5">
            <text:p>485</text:p>
          </table:table-cell>
          <table:table-cell office:value-type="float" office:value="464.56323000000015" table:style-name="ce5">
            <text:p>465</text:p>
          </table:table-cell>
          <table:table-cell office:value-type="float" office:value="198" table:style-name="ce5">
            <text:p>198</text:p>
          </table:table-cell>
          <table:table-cell office:value-type="float" office:value="188.92246" table:style-name="ce5">
            <text:p>189</text:p>
          </table:table-cell>
          <table:table-cell office:value-type="float" office:value="53" table:style-name="ce5">
            <text:p>53</text:p>
          </table:table-cell>
          <table:table-cell office:value-type="float" office:value="52.040519999999994" table:style-name="ce5">
            <text:p>52</text:p>
          </table:table-cell>
          <table:table-cell office:value-type="float" office:value="5" table:style-name="ce5">
            <text:p>5</text:p>
          </table:table-cell>
          <table:table-cell office:value-type="float" office:value="5" table:style-name="ce5">
            <text:p>5</text:p>
          </table:table-cell>
          <table:table-cell office:value-type="float" office:value="0" table:style-name="ce5">
            <text:p>0</text:p>
          </table:table-cell>
          <table:table-cell office:value-type="float" office:value="0" table:style-name="ce5">
            <text:p>0</text:p>
          </table:table-cell>
          <table:table-cell office:value-type="float" office:value="1830" table:style-name="ce5">
            <text:p>1,830</text:p>
          </table:table-cell>
          <table:table-cell office:value-type="float" office:value="1690.8171099999975" table:style-name="ce5">
            <text:p>1,691</text:p>
          </table:table-cell>
          <table:table-cell office:value-type="string" table:style-name="ce6">
            <text:p>-</text:p>
          </table:table-cell>
          <table:table-cell office:value-type="float" office:value="228.42" table:style-name="ce5">
            <text:p>22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28.42" table:style-name="ce5">
            <text:p>228</text:p>
          </table:table-cell>
          <table:table-cell office:value-type="string" table:style-name="ce6">
            <text:p>-</text:p>
          </table:table-cell>
          <table:table-cell office:value-type="string" table:style-name="ce6">
            <text:p>-</text:p>
          </table:table-cell>
          <table:table-cell office:value-type="float" office:value="1919.2371099999975" table:style-name="ce5">
            <text:p>1,919</text:p>
          </table:table-cell>
          <table:table-cell office:value-type="float" office:value="4203020.6000000006" table:style-name="ce5">
            <text:p>4,203,021</text:p>
          </table:table-cell>
          <table:table-cell office:value-type="float" office:value="52205.120000000003" table:style-name="ce5">
            <text:p>52,205</text:p>
          </table:table-cell>
          <table:table-cell office:value-type="float" office:value="36760.130000000005" table:style-name="ce5">
            <text:p>36,760</text:p>
          </table:table-cell>
          <table:table-cell office:value-type="float" office:value="273833.90000000002" table:style-name="ce5">
            <text:p>273,834</text:p>
          </table:table-cell>
          <table:table-cell office:value-type="float" office:value="1145244.6200000001" table:style-name="ce5">
            <text:p>1,145,245</text:p>
          </table:table-cell>
          <table:table-cell office:value-type="float" office:value="574208.88" table:style-name="ce5">
            <text:p>574,209</text:p>
          </table:table-cell>
          <table:table-cell office:value-type="float" office:value="6285273.2500000009" table:style-name="ce5">
            <text:p>6,285,273</text:p>
          </table:table-cell>
          <table:table-cell office:value-type="float" office:value="982078.2300000001" table:style-name="ce7">
            <text:p>982,078</text:p>
          </table:table-cell>
          <table:table-cell office:value-type="float" office:value="0" table:style-name="ce7">
            <text:p>0</text:p>
          </table:table-cell>
          <table:table-cell office:value-type="float" office:value="982078.2300000001" table:style-name="ce7">
            <text:p>982,078</text:p>
          </table:table-cell>
          <table:table-cell office:value-type="float" office:value="7267351.4800000014" table:style-name="ce7">
            <text:p>7,267,351</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46" table:style-name="ce5">
            <text:p>2,246</text:p>
          </table:table-cell>
          <table:table-cell office:value-type="float" office:value="2019.2208559999999" table:style-name="ce5">
            <text:p>2,019</text:p>
          </table:table-cell>
          <table:table-cell office:value-type="float" office:value="2246" table:style-name="ce5">
            <text:p>2,246</text:p>
          </table:table-cell>
          <table:table-cell office:value-type="float" office:value="2019.2208559999999" table:style-name="ce5">
            <text:p>2,019</text:p>
          </table:table-cell>
          <table:table-cell office:value-type="float" office:value="87" table:style-name="ce5">
            <text:p>87</text:p>
          </table:table-cell>
          <table:table-cell office:value-type="float" office:value="87" table:style-name="ce5">
            <text:p>87</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88" table:style-name="ce5">
            <text:p>88</text:p>
          </table:table-cell>
          <table:table-cell office:value-type="float" office:value="88" table:style-name="ce5">
            <text:p>88</text:p>
          </table:table-cell>
          <table:table-cell office:value-type="string" table:style-name="ce6">
            <text:p>-</text:p>
          </table:table-cell>
          <table:table-cell office:value-type="float" office:value="2334" table:style-name="ce5">
            <text:p>2,334</text:p>
          </table:table-cell>
          <table:table-cell office:value-type="float" office:value="2107.2208559999999" table:style-name="ce5">
            <text:p>2,107</text:p>
          </table:table-cell>
          <table:table-cell office:value-type="float" office:value="10732371.009999994" table:style-name="ce5">
            <text:p>10,732,37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732371.009999994" table:style-name="ce5">
            <text:p>10,732,371</text:p>
          </table:table-cell>
          <table:table-cell office:value-type="float" office:value="786435.17000000016" table:style-name="ce7">
            <text:p>786,435</text:p>
          </table:table-cell>
          <table:table-cell office:value-type="float" office:value="0" table:style-name="ce7">
            <text:p>0</text:p>
          </table:table-cell>
          <table:table-cell office:value-type="float" office:value="786435.17000000016" table:style-name="ce7">
            <text:p>786,435</text:p>
          </table:table-cell>
          <table:table-cell office:value-type="float" office:value="11518806.179999994" table:style-name="ce7">
            <text:p>11,518,806</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4" table:style-name="ce5">
            <text:p>124</text:p>
          </table:table-cell>
          <table:table-cell office:value-type="float" office:value="117.02" table:style-name="ce5">
            <text:p>117</text:p>
          </table:table-cell>
          <table:table-cell office:value-type="float" office:value="124" table:style-name="ce5">
            <text:p>124</text:p>
          </table:table-cell>
          <table:table-cell office:value-type="float" office:value="117.02" table:style-name="ce5">
            <text:p>11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24" table:style-name="ce5">
            <text:p>124</text:p>
          </table:table-cell>
          <table:table-cell office:value-type="float" office:value="117.02" table:style-name="ce5">
            <text:p>117</text:p>
          </table:table-cell>
          <table:table-cell office:value-type="float" office:value="750513" table:style-name="ce5">
            <text:p>750,513</text:p>
          </table:table-cell>
          <table:table-cell office:value-type="float" office:value="0" table:style-name="ce5">
            <text:p>0</text:p>
          </table:table-cell>
          <table:table-cell office:value-type="float" office:value="4575" table:style-name="ce5">
            <text:p>4,57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755088" table:style-name="ce5">
            <text:p>755,08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755088" table:style-name="ce7">
            <text:p>755,088</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2.8" table:style-name="ce5">
            <text:p>3</text:p>
          </table:table-cell>
          <table:table-cell office:value-type="float" office:value="23" table:style-name="ce5">
            <text:p>23</text:p>
          </table:table-cell>
          <table:table-cell office:value-type="float" office:value="23" table:style-name="ce5">
            <text:p>23</text:p>
          </table:table-cell>
          <table:table-cell office:value-type="float" office:value="74" table:style-name="ce5">
            <text:p>74</text:p>
          </table:table-cell>
          <table:table-cell office:value-type="float" office:value="72.23" table:style-name="ce5">
            <text:p>72</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13" table:style-name="ce5">
            <text:p>113</text:p>
          </table:table-cell>
          <table:table-cell office:value-type="float" office:value="110.43" table:style-name="ce5">
            <text:p>110</text:p>
          </table:table-cell>
          <table:table-cell office:value-type="float" office:value="7" table:style-name="ce5">
            <text:p>7</text:p>
          </table:table-cell>
          <table:table-cell office:value-type="float" office:value="7" table:style-name="ce5">
            <text:p>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7" table:style-name="ce5">
            <text:p>7</text:p>
          </table:table-cell>
          <table:table-cell office:value-type="float" office:value="7" table:style-name="ce5">
            <text:p>7</text:p>
          </table:table-cell>
          <table:table-cell office:value-type="string" table:style-name="ce6">
            <text:p>-</text:p>
          </table:table-cell>
          <table:table-cell office:value-type="float" office:value="120" table:style-name="ce5">
            <text:p>120</text:p>
          </table:table-cell>
          <table:table-cell office:value-type="float" office:value="117.43" table:style-name="ce5">
            <text:p>117</text:p>
          </table:table-cell>
          <table:table-cell office:value-type="float" office:value="407018.56" table:style-name="ce5">
            <text:p>407,019</text:p>
          </table:table-cell>
          <table:table-cell office:value-type="float" office:value="6307.4800000000005" table:style-name="ce5">
            <text:p>6,307</text:p>
          </table:table-cell>
          <table:table-cell office:value-type="float" office:value="1168.75" table:style-name="ce5">
            <text:p>1,169</text:p>
          </table:table-cell>
          <table:table-cell office:value-type="float" office:value="228.72" table:style-name="ce5">
            <text:p>229</text:p>
          </table:table-cell>
          <table:table-cell office:value-type="float" office:value="107176.69" table:style-name="ce5">
            <text:p>107,177</text:p>
          </table:table-cell>
          <table:table-cell office:value-type="float" office:value="55528.289999999994" table:style-name="ce5">
            <text:p>55,528</text:p>
          </table:table-cell>
          <table:table-cell office:value-type="float" office:value="577428.49" table:style-name="ce5">
            <text:p>577,428</text:p>
          </table:table-cell>
          <table:table-cell office:value-type="float" office:value="34327" table:style-name="ce7">
            <text:p>34,327</text:p>
          </table:table-cell>
          <table:table-cell office:value-type="float" office:value="2176" table:style-name="ce7">
            <text:p>2,176</text:p>
          </table:table-cell>
          <table:table-cell office:value-type="float" office:value="36503" table:style-name="ce7">
            <text:p>36,503</text:p>
          </table:table-cell>
          <table:table-cell office:value-type="float" office:value="613931.49" table:style-name="ce7">
            <text:p>613,931</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7" table:style-name="ce5">
            <text:p>47</text:p>
          </table:table-cell>
          <table:table-cell office:value-type="float" office:value="41.31" table:style-name="ce5">
            <text:p>41</text:p>
          </table:table-cell>
          <table:table-cell office:value-type="float" office:value="47" table:style-name="ce5">
            <text:p>47</text:p>
          </table:table-cell>
          <table:table-cell office:value-type="float" office:value="41.31" table:style-name="ce5">
            <text:p>4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47" table:style-name="ce5">
            <text:p>47</text:p>
          </table:table-cell>
          <table:table-cell office:value-type="float" office:value="41.31" table:style-name="ce5">
            <text:p>41</text:p>
          </table:table-cell>
          <table:table-cell office:value-type="float" office:value="373174.95000000019" table:style-name="ce5">
            <text:p>373,17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73174.95000000019" table:style-name="ce5">
            <text:p>373,17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73174.95000000019" table:style-name="ce7">
            <text:p>373,175</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7" table:style-name="ce5">
            <text:p>17</text:p>
          </table:table-cell>
          <table:table-cell office:value-type="float" office:value="15.6" table:style-name="ce5">
            <text:p>16</text:p>
          </table:table-cell>
          <table:table-cell office:value-type="float" office:value="149" table:style-name="ce5">
            <text:p>149</text:p>
          </table:table-cell>
          <table:table-cell office:value-type="float" office:value="143" table:style-name="ce5">
            <text:p>143</text:p>
          </table:table-cell>
          <table:table-cell office:value-type="float" office:value="62" table:style-name="ce5">
            <text:p>62</text:p>
          </table:table-cell>
          <table:table-cell office:value-type="float" office:value="61.2" table:style-name="ce5">
            <text:p>61</text:p>
          </table:table-cell>
          <table:table-cell office:value-type="float" office:value="11" table:style-name="ce5">
            <text:p>11</text:p>
          </table:table-cell>
          <table:table-cell office:value-type="float" office:value="10.1" table:style-name="ce5">
            <text:p>1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41" table:style-name="ce5">
            <text:p>241</text:p>
          </table:table-cell>
          <table:table-cell office:value-type="float" office:value="231.9" table:style-name="ce5">
            <text:p>23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41" table:style-name="ce5">
            <text:p>241</text:p>
          </table:table-cell>
          <table:table-cell office:value-type="float" office:value="231.9" table:style-name="ce5">
            <text:p>232</text:p>
          </table:table-cell>
          <table:table-cell office:value-type="float" office:value="654649.72000000009" table:style-name="ce5">
            <text:p>654,650</text:p>
          </table:table-cell>
          <table:table-cell office:value-type="float" office:value="2463.4700000000003" table:style-name="ce5">
            <text:p>2,463</text:p>
          </table:table-cell>
          <table:table-cell office:value-type="float" office:value="23189" table:style-name="ce5">
            <text:p>23,189</text:p>
          </table:table-cell>
          <table:table-cell office:value-type="float" office:value="-2295.16" table:style-name="ce5">
            <text:p>-2,295</text:p>
          </table:table-cell>
          <table:table-cell office:value-type="float" office:value="172171.47" table:style-name="ce5">
            <text:p>172,171</text:p>
          </table:table-cell>
          <table:table-cell office:value-type="float" office:value="91427.31" table:style-name="ce5">
            <text:p>91,427</text:p>
          </table:table-cell>
          <table:table-cell office:value-type="float" office:value="941605.81" table:style-name="ce5">
            <text:p>941,60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41605.81" table:style-name="ce7">
            <text:p>941,606</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6" table:style-name="ce5">
            <text:p>16</text:p>
          </table:table-cell>
          <table:table-cell office:value-type="float" office:value="15.6" table:style-name="ce5">
            <text:p>16</text:p>
          </table:table-cell>
          <table:table-cell office:value-type="float" office:value="48" table:style-name="ce5">
            <text:p>48</text:p>
          </table:table-cell>
          <table:table-cell office:value-type="float" office:value="46.96" table:style-name="ce5">
            <text:p>47</text:p>
          </table:table-cell>
          <table:table-cell office:value-type="float" office:value="27" table:style-name="ce5">
            <text:p>27</text:p>
          </table:table-cell>
          <table:table-cell office:value-type="float" office:value="26.9"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6" table:style-name="ce5">
            <text:p>96</text:p>
          </table:table-cell>
          <table:table-cell office:value-type="float" office:value="94.460000000000008" table:style-name="ce5">
            <text:p>94</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6" table:style-name="ce5">
            <text:p>96</text:p>
          </table:table-cell>
          <table:table-cell office:value-type="float" office:value="94.460000000000008" table:style-name="ce5">
            <text:p>94</text:p>
          </table:table-cell>
          <table:table-cell office:value-type="float" office:value="402987.44000000006" table:style-name="ce5">
            <text:p>402,987</text:p>
          </table:table-cell>
          <table:table-cell office:value-type="float" office:value="3572.08" table:style-name="ce5">
            <text:p>3,572</text:p>
          </table:table-cell>
          <table:table-cell office:value-type="float" office:value="840" table:style-name="ce5">
            <text:p>840</text:p>
          </table:table-cell>
          <table:table-cell office:value-type="float" office:value="0" table:style-name="ce5">
            <text:p>0</text:p>
          </table:table-cell>
          <table:table-cell office:value-type="float" office:value="114946.42" table:style-name="ce5">
            <text:p>114,946</text:p>
          </table:table-cell>
          <table:table-cell office:value-type="float" office:value="56523.4" table:style-name="ce5">
            <text:p>56,523</text:p>
          </table:table-cell>
          <table:table-cell office:value-type="float" office:value="578869.34000000008" table:style-name="ce5">
            <text:p>578,86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78869.34000000008" table:style-name="ce7">
            <text:p>578,869</text:p>
          </table:table-cell>
          <table:table-cell table:number-columns-repeated="16343"/>
        </table:table-row>
        <table:table-row table:style-name="ro2">
          <table:table-cell office:value-type="float" office:value="2025" table:style-name="ce4">
            <text:p>2025</text:p>
          </table:table-cell>
          <table:table-cell office:value-type="string" table:style-name="ce5">
            <text:p>October</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7" table:style-name="ce5">
            <text:p>7</text:p>
          </table:table-cell>
          <table:table-cell office:value-type="float" office:value="6.61" table:style-name="ce5">
            <text:p>7</text:p>
          </table:table-cell>
          <table:table-cell office:value-type="float" office:value="5" table:style-name="ce5">
            <text:p>5</text:p>
          </table:table-cell>
          <table:table-cell office:value-type="float" office:value="5" table:style-name="ce5">
            <text:p>5</text:p>
          </table:table-cell>
          <table:table-cell office:value-type="float" office:value="23" table:style-name="ce5">
            <text:p>23</text:p>
          </table:table-cell>
          <table:table-cell office:value-type="float" office:value="21.74" table:style-name="ce5">
            <text:p>22</text:p>
          </table:table-cell>
          <table:table-cell office:value-type="float" office:value="21" table:style-name="ce5">
            <text:p>21</text:p>
          </table:table-cell>
          <table:table-cell office:value-type="float" office:value="20.3" table:style-name="ce5">
            <text:p>20</text:p>
          </table:table-cell>
          <table:table-cell office:value-type="float" office:value="4" table:style-name="ce5">
            <text:p>4</text:p>
          </table:table-cell>
          <table:table-cell office:value-type="float" office:value="4" table:style-name="ce5">
            <text:p>4</text:p>
          </table:table-cell>
          <table:table-cell office:value-type="float" office:value="6" table:style-name="ce5">
            <text:p>6</text:p>
          </table:table-cell>
          <table:table-cell office:value-type="float" office:value="0" table:style-name="ce5">
            <text:p>0</text:p>
          </table:table-cell>
          <table:table-cell office:value-type="float" office:value="66" table:style-name="ce5">
            <text:p>66</text:p>
          </table:table-cell>
          <table:table-cell office:value-type="float" office:value="57.649999999999991" table:style-name="ce5">
            <text:p>5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66" table:style-name="ce5">
            <text:p>66</text:p>
          </table:table-cell>
          <table:table-cell office:value-type="float" office:value="57.649999999999991" table:style-name="ce5">
            <text:p>58</text:p>
          </table:table-cell>
          <table:table-cell office:value-type="float" office:value="248598.96" table:style-name="ce5">
            <text:p>248,599</text:p>
          </table:table-cell>
          <table:table-cell office:value-type="float" office:value="6627.6" table:style-name="ce5">
            <text:p>6,628</text:p>
          </table:table-cell>
          <table:table-cell office:value-type="float" office:value="2190.0100000000002" table:style-name="ce5">
            <text:p>2,190</text:p>
          </table:table-cell>
          <table:table-cell office:value-type="float" office:value="0" table:style-name="ce5">
            <text:p>0</text:p>
          </table:table-cell>
          <table:table-cell office:value-type="float" office:value="70312.290000000008" table:style-name="ce5">
            <text:p>70,312</text:p>
          </table:table-cell>
          <table:table-cell office:value-type="float" office:value="34335.240000000005" table:style-name="ce5">
            <text:p>34,335</text:p>
          </table:table-cell>
          <table:table-cell office:value-type="float" office:value="362064.1" table:style-name="ce5">
            <text:p>362,06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62064.1" table:style-name="ce7">
            <text:p>362,064</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table:style-name="ce1"/>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Hartley, Robert</meta:initial-creator>
    <dc:creator>Sharma, Nikhil</dc:creator>
    <meta:creation-date>2022-09-30T10:29:42Z</meta:creation-date>
    <dc:date>2025-12-19T14:23:59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